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C1000001D7D2E403BA.jpg" manifest:media-type="image/jpeg"/>
  <manifest:file-entry manifest:full-path="Pictures/10000000000000EB00000DB5113707B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ohit Hindi1" svg:font-family="'Lohit Hindi'"/>
    <style:font-face style:name="Ubuntu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MP0">
      <style:table-properties style:width="7.1972in" fo:margin-left="-0.1194in" fo:margin-top="0in" fo:margin-bottom="0in" style:page-number="auto" table:align="left"/>
    </style:style>
    <style:style style:name="Table1.A" style:family="table-column">
      <style:table-column-properties style:column-width="1.1076in"/>
    </style:style>
    <style:style style:name="Table1.B" style:family="table-column">
      <style:table-column-properties style:column-width="0.3125in"/>
    </style:style>
    <style:style style:name="Table1.C" style:family="table-column">
      <style:table-column-properties style:column-width="1.0139in"/>
    </style:style>
    <style:style style:name="Table1.D" style:family="table-column">
      <style:table-column-properties style:column-width="0.2361in"/>
    </style:style>
    <style:style style:name="Table1.E" style:family="table-column">
      <style:table-column-properties style:column-width="0.1896in"/>
    </style:style>
    <style:style style:name="Table1.F" style:family="table-column">
      <style:table-column-properties style:column-width="0.7479in"/>
    </style:style>
    <style:style style:name="Table1.G" style:family="table-column">
      <style:table-column-properties style:column-width="0.2653in"/>
    </style:style>
    <style:style style:name="Table1.H" style:family="table-column">
      <style:table-column-properties style:column-width="0.4361in"/>
    </style:style>
    <style:style style:name="Table1.I" style:family="table-column">
      <style:table-column-properties style:column-width="0.1042in"/>
    </style:style>
    <style:style style:name="Table1.J" style:family="table-column">
      <style:table-column-properties style:column-width="0.0278in"/>
    </style:style>
    <style:style style:name="Table1.K" style:family="table-column">
      <style:table-column-properties style:column-width="1.184in"/>
    </style:style>
    <style:style style:name="Table1.L" style:family="table-column">
      <style:table-column-properties style:column-width="0.1799in"/>
    </style:style>
    <style:style style:name="Table1.M" style:family="table-column">
      <style:table-column-properties style:column-width="0.8806in"/>
    </style:style>
    <style:style style:name="Table1.N" style:family="table-column">
      <style:table-column-properties style:column-width="0.5118in"/>
    </style:style>
    <style:style style:name="Table1.1" style:family="table-row">
      <style:table-row-properties style:min-row-height="0.1875in" style:use-optimal-row-height="false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L1" style:family="table-cell">
      <style:table-cell-properties style:vertical-align="middle" fo:padding-left="0.0069in" fo:padding-right="0.0069in" fo:padding-top="0in" fo:padding-bottom="0in" fo:border="0.5pt solid #000000" style:writing-mode="lr-tb"/>
    </style:style>
    <style:style style:name="Table1.2" style:family="table-row">
      <style:table-row-properties style:min-row-height="0.2361in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L2" style:family="table-cell">
      <style:table-cell-properties style:vertical-align="middle" fo:padding-left="0.0069in" fo:padding-right="0.0069in" fo:padding-top="0in" fo:padding-bottom="0in" fo:border-left="0.5pt solid #000000" fo:border-right="none" fo:border-top="none" fo:border-bottom="0.5pt solid #000000" style:writing-mode="lr-tb"/>
    </style:style>
    <style:style style:name="Table1.N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808080" fo:border-bottom="0.5pt solid #000000" style:writing-mode="lr-tb"/>
    </style:style>
    <style:style style:name="Table1.3" style:family="table-row">
      <style:table-row-properties style:row-height="0.1in" style:use-optimal-row-height="false"/>
    </style:style>
    <style:style style:name="Table1.A3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4" style:family="table-row">
      <style:table-row-properties style:min-row-height="0.35in" style:use-optimal-row-height="false"/>
    </style:style>
    <style:style style:name="Table1.I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6" style:family="table-row">
      <style:table-row-properties style:min-row-height="0.1965in"/>
    </style:style>
    <style:style style:name="Table1.A6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7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8" style:family="table-row">
      <style:table-row-properties style:min-row-height="0.1965in" fo:background-color="transparent" fo:keep-together="auto">
        <style:background-image/>
      </style:table-row-properties>
    </style:style>
    <style:style style:name="Table1.A8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8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9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11" style:family="table-row">
      <style:table-row-properties style:min-row-height="0.1868in" style:use-optimal-row-height="false"/>
    </style:style>
    <style:style style:name="Table1.A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808080" style:writing-mode="lr-tb"/>
    </style:style>
    <style:style style:name="Table1.F11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none" fo:border-bottom="0.5pt solid #808080" style:writing-mode="lr-tb"/>
    </style:style>
    <style:style style:name="Table1.A1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808080" fo:border-bottom="0.5pt solid #808080" style:writing-mode="lr-tb"/>
    </style:style>
    <style:style style:name="Table1.F12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0.5pt solid #808080" fo:border-bottom="0.5pt solid #808080" style:writing-mode="lr-tb"/>
    </style:style>
    <style:style style:name="Table1.A1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808080" fo:border-bottom="0.5pt solid #808080" style:writing-mode="lr-tb"/>
    </style:style>
    <style:style style:name="Table1.F13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0.5pt solid #808080" fo:border-bottom="0.5pt solid #808080" style:writing-mode="lr-tb"/>
    </style:style>
    <style:style style:name="Table1.14" style:family="table-row">
      <style:table-row-properties style:min-row-height="0.1014in"/>
    </style:style>
    <style:style style:name="Table1.A1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808080" fo:border-bottom="0.5pt solid #000000" style:writing-mode="lr-tb"/>
    </style:style>
    <style:style style:name="Table1.F14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0.5pt solid #808080" fo:border-bottom="0.5pt solid #000000" style:writing-mode="lr-tb"/>
    </style:style>
    <style:style style:name="Table1.15" style:family="table-row">
      <style:table-row-properties style:row-height="0.3in" style:use-optimal-row-height="false"/>
    </style:style>
    <style:style style:name="Table1.A15" style:family="table-cell">
      <style:table-cell-properties style:vertical-align="bottom" fo:background-color="#ffffff" fo:padding-left="0.075in" fo:padding-right="0.075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1.16" style:family="table-row">
      <style:table-row-properties style:min-row-height="0.2847in" style:use-optimal-row-height="false"/>
    </style:style>
    <style:style style:name="Table1.A16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M16" style:family="table-cell">
      <style:table-cell-properties style:vertical-align="middle" fo:background-color="#ffffff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17" style:family="table-row">
      <style:table-row-properties style:min-row-height="0.25in" style:use-optimal-row-height="false"/>
    </style:style>
    <style:style style:name="Table1.A17" style:family="table-cell">
      <style:table-cell-properties style:vertical-align="middle" fo:background-color="#c0c0c0" fo:padding-left="0.075in" fo:padding-right="0.075in" fo:padding-top="0in" fo:padding-bottom="0in" fo:border-left="0.5pt solid #000000" fo:border-right="none" fo:border-top="0.5pt solid #000000" fo:border-bottom="0.5pt solid #808080" style:writing-mode="lr-tb">
        <style:background-image/>
      </style:table-cell-properties>
    </style:style>
    <style:style style:name="Table1.C17" style:family="table-cell">
      <style:table-cell-properties style:vertical-align="middle" fo:background-color="#ffffff" fo:padding-left="0.075in" fo:padding-right="0.075in" fo:padding-top="0in" fo:padding-bottom="0in" fo:border-left="0.5pt solid #808080" fo:border-right="none" fo:border-top="0.5pt solid #000000" fo:border-bottom="0.5pt solid #808080" style:writing-mode="lr-tb">
        <style:background-image/>
      </style:table-cell-properties>
    </style:style>
    <style:style style:name="Table1.M17" style:family="table-cell">
      <style:table-cell-properties style:vertical-align="middle" fo:background-color="#ffffff" fo:padding-left="0.075in" fo:padding-right="0.075in" fo:padding-top="0in" fo:padding-bottom="0in" fo:border-left="0.5pt solid #808080" fo:border-right="0.5pt solid #000000" fo:border-top="0.5pt solid #000000" fo:border-bottom="0.5pt solid #808080" style:writing-mode="lr-tb">
        <style:background-image/>
      </style:table-cell-properties>
    </style:style>
    <style:style style:name="Table1.18" style:family="table-row">
      <style:table-row-properties style:min-row-height="0.25in" style:use-optimal-row-height="false"/>
    </style:style>
    <style:style style:name="Table1.A18" style:family="table-cell">
      <style:table-cell-properties style:vertical-align="middle" fo:background-color="#c0c0c0" fo:padding-left="0.075in" fo:padding-right="0.075in" fo:padding-top="0in" fo:padding-bottom="0in" fo:border-left="0.5pt solid #000000" fo:border-right="none" fo:border-top="none" fo:border-bottom="0.5pt solid #808080" style:writing-mode="lr-tb">
        <style:background-image/>
      </style:table-cell-properties>
    </style:style>
    <style:style style:name="Table1.C18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I18" style:family="table-cell">
      <style:table-cell-properties style:vertical-align="middle" fo:background-color="#ffffff" fo:padding-left="0.075in" fo:padding-right="0.075in" fo:padding-top="0in" fo:padding-bottom="0in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e1.19" style:family="table-row">
      <style:table-row-properties style:min-row-height="0.25in" style:use-optimal-row-height="false"/>
    </style:style>
    <style:style style:name="Table1.A19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808080" fo:border-bottom="0.5pt solid #808080" style:writing-mode="lr-tb">
        <style:background-image/>
      </style:table-cell-properties>
    </style:style>
    <style:style style:name="Table1.C19" style:family="table-cell">
      <style:table-cell-properties style:vertical-align="middle" fo:background-color="#ffffff" fo:padding-left="0.075in" fo:padding-right="0.075in" fo:padding-top="0in" fo:padding-bottom="0in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e1.M19" style:family="table-cell">
      <style:table-cell-properties style:vertical-align="middle" fo:background-color="#ffffff" fo:padding-left="0.075in" fo:padding-right="0.075in" fo:padding-top="0in" fo:padding-bottom="0in" fo:border-left="0.5pt solid #808080" fo:border-right="0.5pt solid #000000" fo:border-top="0.5pt solid #808080" fo:border-bottom="0.5pt solid #808080" style:writing-mode="lr-tb">
        <style:background-image/>
      </style:table-cell-properties>
    </style:style>
    <style:style style:name="Table1.20" style:family="table-row">
      <style:table-row-properties style:min-row-height="0.25in" style:use-optimal-row-height="false"/>
    </style:style>
    <style:style style:name="Table1.A20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0.5pt solid #808080" style:writing-mode="lr-tb">
        <style:background-image/>
      </style:table-cell-properties>
    </style:style>
    <style:style style:name="Table1.C20" style:family="table-cell">
      <style:table-cell-properties style:vertical-align="middle" fo:background-color="#ffffff" fo:padding-left="0.075in" fo:padding-right="0.075in" fo:padding-top="0in" fo:padding-bottom="0in" fo:border-left="0.5pt solid #808080" fo:border-right="none" fo:border-top="none" fo:border-bottom="0.5pt solid #808080" style:writing-mode="lr-tb">
        <style:background-image/>
      </style:table-cell-properties>
    </style:style>
    <style:style style:name="Table1.M20" style:family="table-cell">
      <style:table-cell-properties style:vertical-align="middle" fo:background-color="#ffffff" fo:padding-left="0.075in" fo:padding-right="0.075in" fo:padding-top="0in" fo:padding-bottom="0in" fo:border-left="0.5pt solid #808080" fo:border-right="0.5pt solid #000000" fo:border-top="none" fo:border-bottom="0.5pt solid #808080" style:writing-mode="lr-tb">
        <style:background-image/>
      </style:table-cell-properties>
    </style:style>
    <style:style style:name="Table1.21" style:family="table-row">
      <style:table-row-properties style:min-row-height="0.25in" style:use-optimal-row-height="false"/>
    </style:style>
    <style:style style:name="Table1.22" style:family="table-row">
      <style:table-row-properties style:min-row-height="0.25in" style:use-optimal-row-height="false"/>
    </style:style>
    <style:style style:name="Table1.23" style:family="table-row">
      <style:table-row-properties style:min-row-height="0.25in" style:use-optimal-row-height="false"/>
    </style:style>
    <style:style style:name="Table1.A23" style:family="table-cell">
      <style:table-cell-properties style:vertical-align="middle" fo:background-color="#c0c0c0" fo:padding-left="0.075in" fo:padding-right="0.075in" fo:padding-top="0in" fo:padding-bottom="0in" fo:border-left="0.5pt solid #000000" fo:border-right="none" fo:border-top="0.5pt solid #808080" fo:border-bottom="0.5pt solid #808080" style:writing-mode="lr-tb">
        <style:background-image/>
      </style:table-cell-properties>
    </style:style>
    <style:style style:name="Table1.24" style:family="table-row">
      <style:table-row-properties style:min-row-height="0.25in" style:use-optimal-row-height="false"/>
    </style:style>
    <style:style style:name="Table1.25" style:family="table-row">
      <style:table-row-properties style:min-row-height="0.25in" style:use-optimal-row-height="false"/>
    </style:style>
    <style:style style:name="Table1.26" style:family="table-row">
      <style:table-row-properties style:min-row-height="0.25in" style:use-optimal-row-height="false"/>
    </style:style>
    <style:style style:name="Table1.27" style:family="table-row">
      <style:table-row-properties style:min-row-height="0.25in" style:use-optimal-row-height="false"/>
    </style:style>
    <style:style style:name="Table1.A27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808080" fo:border-bottom="0.5pt solid #000000" style:writing-mode="lr-tb">
        <style:background-image/>
      </style:table-cell-properties>
    </style:style>
    <style:style style:name="Table1.C27" style:family="table-cell">
      <style:table-cell-properties style:vertical-align="middle" fo:background-color="#ffffff" fo:padding-left="0.075in" fo:padding-right="0.075in" fo:padding-top="0in" fo:padding-bottom="0in" fo:border-left="0.5pt solid #808080" fo:border-right="none" fo:border-top="0.5pt solid #808080" fo:border-bottom="0.5pt solid #000000" style:writing-mode="lr-tb">
        <style:background-image/>
      </style:table-cell-properties>
    </style:style>
    <style:style style:name="Table1.M27" style:family="table-cell">
      <style:table-cell-properties style:vertical-align="middle" fo:background-color="#ffffff" fo:padding-left="0.075in" fo:padding-right="0.075in" fo:padding-top="0in" fo:padding-bottom="0in" fo:border-left="0.5pt solid #808080" fo:border-right="0.5pt solid #000000" fo:border-top="0.5pt solid #808080" fo:border-bottom="0.5pt solid #000000" style:writing-mode="lr-tb">
        <style:background-image/>
      </style:table-cell-properties>
    </style:style>
    <style:style style:name="Table1.28" style:family="table-row">
      <style:table-row-properties style:min-row-height="0.2681in" style:use-optimal-row-height="false"/>
    </style:style>
    <style:style style:name="Table1.C28" style:family="table-cell">
      <style:table-cell-properties style:vertical-align="middle" fo:background-color="#ffffff" fo:padding-left="0.075in" fo:padding-right="0.075in" fo:padding-top="0in" fo:padding-bottom="0in" fo:border-left="0.5pt solid #808080" fo:border-right="none" fo:border-top="none" fo:border-bottom="0.5pt solid #000000" style:writing-mode="lr-tb">
        <style:background-image/>
      </style:table-cell-properties>
    </style:style>
    <style:style style:name="Table1.M28" style:family="table-cell">
      <style:table-cell-properties style:vertical-align="middle" fo:background-color="#ffffff" fo:padding-left="0.075in" fo:padding-right="0.075in" fo:padding-top="0in" fo:padding-bottom="0in" fo:border-left="0.5pt solid #808080" fo:border-right="0.5pt solid #000000" fo:border-top="none" fo:border-bottom="0.5pt solid #000000" style:writing-mode="lr-tb">
        <style:background-image/>
      </style:table-cell-properties>
    </style:style>
    <style:style style:name="Table1.29" style:family="table-row">
      <style:table-row-properties style:row-height="0.3in" style:use-optimal-row-height="false"/>
    </style:style>
    <style:style style:name="Table1.A29" style:family="table-cell">
      <style:table-cell-properties style:vertical-align="" fo:background-color="#ffffff" fo:padding-left="0.075in" fo:padding-right="0.075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1.30" style:family="table-row">
      <style:table-row-properties style:min-row-height="0.2in" fo:keep-together="always" style:use-optimal-row-height="false"/>
    </style:style>
    <style:style style:name="Table1.31" style:family="table-row">
      <style:table-row-properties style:min-row-height="0.2in" fo:keep-together="always" style:use-optimal-row-height="false"/>
    </style:style>
    <style:style style:name="Table1.E3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G3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2" style:family="table-row">
      <style:table-row-properties style:min-row-height="0.2875in" style:use-optimal-row-height="false"/>
    </style:style>
    <style:style style:name="Table1.A3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G3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3" style:family="table-row">
      <style:table-row-properties style:row-height="0.1375in" style:use-optimal-row-height="false"/>
    </style:style>
    <style:style style:name="Table1.A33" style:family="table-cell">
      <style:table-cell-properties style:vertical-align="" fo:padding-left="0.075in" fo:padding-right="0.075in" fo:padding-top="0in" fo:padding-bottom="0in" fo:border-left="none" fo:border-right="none" fo:border-top="0.05pt solid #000000" fo:border-bottom="none" style:writing-mode="lr-tb"/>
    </style:style>
    <style:style style:name="Table1.34" style:family="table-row">
      <style:table-row-properties style:min-row-height="0.2in"/>
    </style:style>
    <style:style style:name="Table1.A34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35" style:family="table-row">
      <style:table-row-properties style:row-height="0.3in" style:use-optimal-row-height="false"/>
    </style:style>
    <style:style style:name="Table1.A35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36" style:family="table-row">
      <style:table-row-properties style:min-row-height="0.2097in"/>
    </style:style>
    <style:style style:name="Table1.A36" style:family="table-cell">
      <style:table-cell-properties style:vertical-align="middle" fo:padding-left="0.075in" fo:padding-right="0.075in" fo:padding-top="0in" fo:padding-bottom="0in" fo:border-left="0.05pt solid #000000" fo:border-right="none" fo:border-top="0.05pt solid #000000" fo:border-bottom="0.05pt solid #000000" style:writing-mode="lr-tb"/>
    </style:style>
    <style:style style:name="Table1.D36" style:family="table-cell">
      <style:table-cell-properties style:vertical-align="middle" fo:padding-left="0.075in" fo:padding-right="0.075in" fo:padding-top="0in" fo:padding-bottom="0in" fo:border-left="0.05pt solid #000000" fo:border-right="none" fo:border-top="0.05pt solid #000000" fo:border-bottom="0.05pt solid #000000" style:writing-mode="lr-tb"/>
    </style:style>
    <style:style style:name="Table1.H36" style:family="table-cell">
      <style:table-cell-properties style:vertical-align="middle" fo:padding-left="0.075in" fo:padding-right="0.075in" fo:padding-top="0in" fo:padding-bottom="0in" fo:border="0.05pt solid #000000" style:writing-mode="lr-tb"/>
    </style:style>
    <style:style style:name="Table2" style:family="table">
      <style:table-properties style:width="7.1875in" fo:margin-left="-0.0771in" fo:break-before="page" table:align="left"/>
    </style:style>
    <style:style style:name="Table2.A" style:family="table-column">
      <style:table-column-properties style:column-width="1.0035in"/>
    </style:style>
    <style:style style:name="Table2.B" style:family="table-column">
      <style:table-column-properties style:column-width="0.3611in"/>
    </style:style>
    <style:style style:name="Table2.C" style:family="table-column">
      <style:table-column-properties style:column-width="0.1979in"/>
    </style:style>
    <style:style style:name="Table2.D" style:family="table-column">
      <style:table-column-properties style:column-width="0.2465in"/>
    </style:style>
    <style:style style:name="Table2.E" style:family="table-column">
      <style:table-column-properties style:column-width="0.691in"/>
    </style:style>
    <style:style style:name="Table2.F" style:family="table-column">
      <style:table-column-properties style:column-width="0.1875in"/>
    </style:style>
    <style:style style:name="Table2.G" style:family="table-column">
      <style:table-column-properties style:column-width="0.3715in"/>
    </style:style>
    <style:style style:name="Table2.H" style:family="table-column">
      <style:table-column-properties style:column-width="0.3882in"/>
    </style:style>
    <style:style style:name="Table2.I" style:family="table-column">
      <style:table-column-properties style:column-width="0.1799in"/>
    </style:style>
    <style:style style:name="Table2.J" style:family="table-column">
      <style:table-column-properties style:column-width="0.5014in"/>
    </style:style>
    <style:style style:name="Table2.K" style:family="table-column">
      <style:table-column-properties style:column-width="0.1236in"/>
    </style:style>
    <style:style style:name="Table2.L" style:family="table-column">
      <style:table-column-properties style:column-width="0.1229in"/>
    </style:style>
    <style:style style:name="Table2.M" style:family="table-column">
      <style:table-column-properties style:column-width="0.1354in"/>
    </style:style>
    <style:style style:name="Table2.N" style:family="table-column">
      <style:table-column-properties style:column-width="0.3667in"/>
    </style:style>
    <style:style style:name="Table2.O" style:family="table-column">
      <style:table-column-properties style:column-width="0.4042in"/>
    </style:style>
    <style:style style:name="Table2.P" style:family="table-column">
      <style:table-column-properties style:column-width="0.1542in"/>
    </style:style>
    <style:style style:name="Table2.Q" style:family="table-column">
      <style:table-column-properties style:column-width="1.1931in"/>
    </style:style>
    <style:style style:name="Table2.R" style:family="table-column">
      <style:table-column-properties style:column-width="0.559in"/>
    </style:style>
    <style:style style:name="Table2.1" style:family="table-row">
      <style:table-row-properties style:min-row-height="0.25in" style:use-optimal-row-height="false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Q1" style:family="table-cell">
      <style:table-cell-properties style:vertical-align="middle" fo:padding-left="0.0069in" fo:padding-right="0.0069in" fo:padding-top="0in" fo:padding-bottom="0in" fo:border-left="0.5pt solid #000000" fo:border-right="none" fo:border-top="0.5pt solid #000000" fo:border-bottom="0.5pt solid #000000" style:writing-mode="lr-tb"/>
    </style:style>
    <style:style style:name="Table2.R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0.5pt solid #808080" style:writing-mode="lr-tb"/>
    </style:style>
    <style:style style:name="Table2.R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808080" fo:border-bottom="0.5pt solid #000000" style:writing-mode="lr-tb"/>
    </style:style>
    <style:style style:name="Table2.3" style:family="table-row">
      <style:table-row-properties style:row-height="0.1in" style:use-optimal-row-height="false"/>
    </style:style>
    <style:style style:name="Table2.A3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.4" style:family="table-row">
      <style:table-row-properties style:min-row-height="0.35in" style:use-optimal-row-height="false"/>
    </style:style>
    <style:style style:name="Table2.A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4" style:family="table-cell">
      <style:table-cell-properties style:vertical-align="middle"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2.D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808080" style:writing-mode="lr-tb"/>
    </style:style>
    <style:style style:name="Table2.G11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none" fo:border-bottom="0.5pt solid #808080" style:writing-mode="lr-tb"/>
    </style:style>
    <style:style style:name="Table2.A12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0.5pt solid #808080" fo:border-bottom="0.5pt solid #808080" style:writing-mode="lr-tb">
        <style:background-image/>
      </style:table-cell-properties>
    </style:style>
    <style:style style:name="Table2.G12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0.5pt solid #808080" fo:border-bottom="0.5pt solid #808080" style:writing-mode="lr-tb"/>
    </style:style>
    <style:style style:name="Table2.A13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none" fo:border-bottom="0.5pt solid #808080" style:writing-mode="lr-tb">
        <style:background-image/>
      </style:table-cell-properties>
    </style:style>
    <style:style style:name="Table2.A1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808080" fo:border-bottom="0.5pt solid #000000" style:writing-mode="lr-tb"/>
    </style:style>
    <style:style style:name="Table2.G14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0.5pt solid #808080" fo:border-bottom="0.5pt solid #000000" style:writing-mode="lr-tb"/>
    </style:style>
    <style:style style:name="Table2.A15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2.16" style:family="table-row">
      <style:table-row-properties style:row-height="0.2in" style:use-optimal-row-height="false"/>
    </style:style>
    <style:style style:name="Table2.A16" style:family="table-cell">
      <style:table-cell-properties style:vertical-align="bottom" fo:background-color="#ffffff" fo:padding-left="0.075in" fo:padding-right="0.075in" fo:padding-top="0in" fo:padding-bottom="0in" fo:border-left="none" fo:border-right="none" fo:border-top="none" fo:border-bottom="0.05pt solid #000000" style:writing-mode="lr-tb">
        <style:background-image/>
      </style:table-cell-properties>
    </style:style>
    <style:style style:name="Table2.A17" style:family="table-cell">
      <style:table-cell-properties style:vertical-align="middle" fo:background-color="#ffffff" fo:padding-left="0.075in" fo:padding-right="0.075in" fo:padding-top="0in" fo:padding-bottom="0in" fo:border-left="0.05pt solid #000000" fo:border-right="none" fo:border-top="none" fo:border-bottom="0.05pt solid #000000" style:writing-mode="lr-tb">
        <style:background-image/>
      </style:table-cell-properties>
    </style:style>
    <style:style style:name="Table2.P17" style:family="table-cell">
      <style:table-cell-properties style:vertical-align="middle" fo:background-color="#ffffff" fo:padding-left="0.075in" fo:padding-right="0.075in" fo:padding-top="0in" fo:padding-bottom="0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2.21" style:family="table-row">
      <style:table-row-properties style:row-height="0.35in" style:use-optimal-row-height="false"/>
    </style:style>
    <style:style style:name="Table2.A21" style:family="table-cell">
      <style:table-cell-properties style:vertical-align="" fo:background-color="#ffffff" fo:padding-left="0.075in" fo:padding-right="0.075in" fo:padding-top="0in" fo:padding-bottom="0in" fo:border-left="none" fo:border-right="none" fo:border-top="0.05pt solid #000000" fo:border-bottom="none" style:writing-mode="lr-tb">
        <style:background-image/>
      </style:table-cell-properties>
    </style:style>
    <style:style style:name="Table2.22" style:family="table-row">
      <style:table-row-properties style:min-row-height="0.25in" fo:keep-together="always" style:use-optimal-row-height="false"/>
    </style:style>
    <style:style style:name="Table2.L2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I2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L2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L2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25" style:family="table-row">
      <style:table-row-properties style:row-height="0.1979in" style:use-optimal-row-height="false"/>
    </style:style>
    <style:style style:name="Table2.A25" style:family="table-cell">
      <style:table-cell-properties style:vertical-align="" fo:padding="0.0382in" fo:border-left="none" fo:border-right="none" fo:border-top="0.05pt solid #000000" fo:border-bottom="none"/>
    </style:style>
    <style:style style:name="Table2.26" style:family="table-row">
      <style:table-row-properties style:min-row-height="0.15in" style:use-optimal-row-height="false"/>
    </style:style>
    <style:style style:name="Table2.A26" style:family="table-cell">
      <style:table-cell-properties style:vertical-align="middle" fo:padding="0.0382in" fo:border="none"/>
    </style:style>
    <style:style style:name="Table2.27" style:family="table-row">
      <style:table-row-properties style:min-row-height="0.3in" style:use-optimal-row-height="false"/>
    </style:style>
    <style:style style:name="Table2.A27" style:family="table-cell">
      <style:table-cell-properties style:vertical-align="middle" fo:padding="0.0382in" fo:border="none"/>
    </style:style>
    <style:style style:name="Table2.28" style:family="table-row">
      <style:table-row-properties style:min-row-height="0.2097in" style:use-optimal-row-height="false"/>
    </style:style>
    <style:style style:name="Table2.A28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H28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O28" style:family="table-cell">
      <style:table-cell-properties style:vertical-align="middle" fo:padding="0.0382in" fo:border="0.05pt solid #000000"/>
    </style:style>
    <style:style style:name="P1" style:family="paragraph" style:parent-style-name="Table_20_Contents">
      <style:text-properties style:font-name="Arial" fo:font-size="9pt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rsid="000c7ed6" officeooo:paragraph-rsid="000eea09" style:font-size-asian="9pt" style:font-size-complex="9pt"/>
    </style:style>
    <style:style style:name="P6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text-properties style:font-name="Arial" fo:font-size="9pt" fo:font-weight="bold" officeooo:paragraph-rsid="000c7ed6" style:font-size-asian="9pt" style:font-weight-asian="bold" style:font-size-complex="9pt" style:font-weight-complex="bold"/>
    </style:style>
    <style:style style:name="P10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5" style:family="paragraph" style:parent-style-name="Table_20_Contents">
      <style:text-properties style:font-name="Arial" fo:font-size="7.5pt" style:font-size-asian="7.5pt" style:font-size-complex="7.5pt"/>
    </style:style>
    <style:style style:name="P16" style:family="paragraph" style:parent-style-name="Table_20_Contents">
      <style:paragraph-properties fo:text-align="start" style:justify-single-word="false">
        <style:tab-stops>
          <style:tab-stop style:position="2.3126in"/>
        </style:tab-stops>
      </style:paragraph-properties>
      <style:text-properties style:font-name="Arial" fo:font-size="7.5pt" style:font-size-asian="7.5pt" style:font-size-complex="7.5pt"/>
    </style:style>
    <style:style style:name="P17" style:family="paragraph" style:parent-style-name="Table_20_Contents">
      <style:text-properties style:font-name="Arial" fo:font-size="8pt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19" style:family="paragraph" style:parent-style-name="Table_20_Contents">
      <style:paragraph-properties fo:text-align="center" style:justify-single-word="false" style:snap-to-layout-grid="false"/>
      <style:text-properties fo:color="#0000ff" style:font-name="Arial" fo:font-size="8pt" fo:font-weight="bold" style:font-size-asian="8pt" style:font-weight-asian="bold" style:font-name-complex="Arial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margin-top="0in" fo:margin-bottom="0.0701in" loext:contextual-spacing="false" fo:text-align="center" style:justify-single-word="false">
        <style:tab-stops>
          <style:tab-stop style:position="2.3126in"/>
        </style:tab-stops>
      </style:paragraph-properties>
      <style:text-properties style:font-name="Arial" fo:font-size="9pt" style:font-size-asian="9pt" style:font-size-complex="9pt"/>
    </style:style>
    <style:style style:name="P22" style:family="paragraph" style:parent-style-name="Table_20_Contents">
      <style:paragraph-properties fo:margin-top="0in" fo:margin-bottom="0in" loext:contextual-spacing="false" fo:text-align="center" style:justify-single-word="false"/>
    </style:style>
    <style:style style:name="P23" style:family="paragraph" style:parent-style-name="Table_20_Contents">
      <style:paragraph-properties fo:text-align="center" style:justify-single-word="false" fo:break-before="page"/>
    </style:style>
    <style:style style:name="P24" style:family="paragraph" style:parent-style-name="Table_20_Contents">
      <style:paragraph-properties fo:margin-top="0in" fo:margin-bottom="0.05in" loext:contextual-spacing="false" fo:text-align="center" style:justify-single-word="false"/>
    </style:style>
    <style:style style:name="P25" style:family="paragraph" style:parent-style-name="Table_20_Contents" style:master-page-name="">
      <style:paragraph-properties fo:text-align="end" style:justify-single-word="false" style:page-number="auto" fo:break-before="auto" fo:break-after="auto">
        <style:tab-stops>
          <style:tab-stop style:position="2.3126in"/>
        </style:tab-stops>
      </style:paragraph-properties>
      <style:text-properties style:font-name="Arial" fo:font-size="9pt" officeooo:paragraph-rsid="001db7c8" style:font-size-asian="9pt" style:font-size-complex="9pt"/>
    </style:style>
    <style:style style:name="P26" style:family="paragraph" style:parent-style-name="Table_20_Contents" style:master-page-name="">
      <style:paragraph-properties fo:text-align="end" style:justify-single-word="false" style:page-number="auto" fo:break-before="auto" fo:break-after="auto"/>
      <style:text-properties style:font-name="Arial" fo:font-size="9pt" officeooo:paragraph-rsid="00222c4e" style:font-size-asian="9pt" style:font-size-complex="9pt"/>
    </style:style>
    <style:style style:name="T1" style:family="text">
      <style:text-properties style:font-name="Arial" fo:font-size="9pt" style:font-size-asian="9pt" style:font-name-complex="Arial" style:font-size-complex="9pt"/>
    </style:style>
    <style:style style:name="T2" style:family="text">
      <style:text-properties style:font-name="Arial"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name-complex="Arial" style:font-size-complex="9pt"/>
    </style:style>
    <style:style style:name="T3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4" style:family="text">
      <style:text-properties style:font-name="Arial" fo:font-size="8pt" style:font-size-asian="8pt" style:font-name-complex="Arial" style:font-size-complex="8pt"/>
    </style:style>
    <style:style style:name="T5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6" style:family="text">
      <style:text-properties style:use-window-font-color="true" style:font-name="Arial" fo:font-size="9pt" style:text-underline-style="none" fo:font-weight="normal" style:font-size-asian="9pt" style:font-weight-asian="normal" style:font-size-complex="9pt" style:font-weight-complex="normal"/>
    </style:style>
    <style:style style:name="T7" style:family="text">
      <style:text-properties style:use-window-font-color="true" style:font-name="Arial" fo:font-size="9pt" style:font-size-asian="9pt" style:font-size-complex="9pt"/>
    </style:style>
    <style:style style:name="T8" style:family="text">
      <style:text-properties style:use-window-font-color="true" style:font-name="Arial" fo:font-size="9pt" fo:font-weight="bold" style:font-size-asian="9pt" style:font-weight-asian="bold" style:font-name-complex="Arial" style:font-size-complex="9pt" style:font-weight-complex="bold"/>
    </style:style>
    <style:style style:name="T9" style:family="text">
      <style:text-properties style:use-window-font-color="true" style:font-name="Arial" fo:font-size="9pt" fo:font-weight="bold" style:font-size-asian="9pt" style:font-weight-asian="bold" style:font-size-complex="9pt" style:font-weight-complex="bold"/>
    </style:style>
    <style:style style:name="T10" style:family="text">
      <style:text-properties style:use-window-font-color="true" style:font-name="Arial" fo:font-size="9pt" style:text-underline-style="solid" style:text-underline-width="auto" style:text-underline-color="font-color" style:font-size-asian="9pt" style:font-size-complex="9pt"/>
    </style:style>
    <style:style style:name="T11" style:family="text">
      <style:text-properties style:use-window-font-color="true" style:font-name="Arial" fo:font-size="8pt" style:text-underline-style="none" fo:font-weight="normal" style:font-size-asian="8pt" style:font-weight-asian="normal" style:font-size-complex="8pt" style:font-weight-complex="normal"/>
    </style:style>
    <style:style style:name="T12" style:family="text">
      <style:text-properties style:use-window-font-color="true" style:font-name="Arial" fo:font-size="8pt" style:font-size-asian="8pt" style:font-size-complex="8pt"/>
    </style:style>
    <style:style style:name="T13" style:family="text"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T14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style:use-window-font-color="true" style:font-name="Arial" fo:font-size="10pt" style:font-size-asian="10pt" style:font-size-complex="10pt"/>
    </style:style>
    <style:style style:name="T16" style:family="text">
      <style:text-properties style:use-window-font-color="true" style:font-name="Arial" fo:font-size="6pt" officeooo:rsid="00ccb60b" style:font-size-asian="6pt" style:font-size-complex="6pt"/>
    </style:style>
    <style:style style:name="T17" style:family="text">
      <style:text-properties style:use-window-font-color="true" style:font-name="Ubuntu" fo:font-size="6pt" officeooo:rsid="001f208e" style:font-name-asian="WenQuanYi Micro Hei1" style:font-size-asian="6pt" style:font-name-complex="Lohit Hindi2" style:font-size-complex="6pt"/>
    </style:style>
    <style:style style:name="T18" style:family="text">
      <style:text-properties style:use-window-font-color="true" style:font-name="Ubuntu" fo:font-size="6pt" officeooo:rsid="0023ac38" style:font-name-asian="WenQuanYi Micro Hei1" style:font-size-asian="6pt" style:font-name-complex="Lohit Hindi2" style:font-size-complex="6pt"/>
    </style:style>
    <style:style style:name="T19" style:family="text">
      <style:text-properties fo:font-size="8pt" style:font-size-asian="8pt" style:font-name-complex="Arial" style:font-size-complex="8pt"/>
    </style:style>
    <style:style style:name="T20" style:family="text">
      <style:text-properties fo:font-size="8pt" style:font-size-asian="8pt" style:font-name-complex="Arial" style:font-size-complex="8pt" style:font-weight-complex="bold"/>
    </style:style>
    <style:style style:name="T21" style:family="text">
      <style:text-properties fo:font-size="8pt" fo:font-weight="normal" style:font-size-asian="8pt" style:font-weight-asian="normal" style:font-name-complex="Arial" style:font-size-complex="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Source_20_Text"><text:span text:style-name="T12"><text:text-input text:description="&lt;for each=&quot;o in objects[0].certificate_line&quot;&gt;">for loop start lines</text:text-input></text:span></text:span></text:p>
      <text:p text:style-name="P20"><text:span text:style-name="Source_20_Text"><text:span text:style-name="T12"><text:text-input text:description="&lt;if test=&quot;o.gage_type == 'go' or o.gage_type == 'nogo'&quot;&gt;">if testing</text:text-input>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row table:style-name="Table1.1">
          <table:table-cell table:style-name="Table1.A1" table:number-columns-spanned="2" office:value-type="string">
            <text:p text:style-name="P13">Certificate No.</text:p>
          </table:table-cell>
          <table:covered-table-cell/>
          <table:table-cell table:style-name="Table1.A1" table:number-columns-spanned="3" office:value-type="string">
            <text:p text:style-name="P13">Certificate Date</text:p>
          </table:table-cell>
          <table:covered-table-cell/>
          <table:covered-table-cell/>
          <table:table-cell table:style-name="Table1.A1" table:number-columns-spanned="3" office:value-type="string">
            <text:p text:style-name="P14">Manufacturer</text:p>
          </table:table-cell>
          <table:covered-table-cell/>
          <table:covered-table-cell/>
          <table:table-cell table:style-name="Table1.A1" table:number-rows-spanned="2" table:number-columns-spanned="3" office:value-type="string">
            <text:p text:style-name="P11"><text:text-input text:description="&lt;o.get_value('part_no')&gt;">part no</text:text-input></text:p>
          </table:table-cell>
          <table:covered-table-cell/>
          <table:covered-table-cell/>
          <table:table-cell table:style-name="Table1.L1" table:number-columns-spanned="2" office:value-type="string">
            <text:p text:style-name="P14">Assembly No.</text:p>
          </table:table-cell>
          <table:covered-table-cell/>
          <table:table-cell table:style-name="Table1.A1" office:value-type="string">
            <text:p text:style-name="P2">Page</text:p>
          </table:table-cell>
        </table:table-row>
        <table:table-row table:style-name="Table1.2">
          <table:table-cell table:style-name="Table1.A2" table:number-columns-spanned="2" office:value-type="string">
            <text:p text:style-name="P11"><text:text-input text:description="&lt;o.certificate_no &gt;">certificate no</text:text-input></text:p>
          </table:table-cell>
          <table:covered-table-cell/>
          <table:table-cell table:style-name="Table1.A2" table:number-columns-spanned="3" office:value-type="string">
            <text:p text:style-name="P11"><text:text-input text:description="&lt;o.get_value('issue_date')&gt;">issue_date</text:text-input></text:p>
          </table:table-cell>
          <table:covered-table-cell/>
          <table:covered-table-cell/>
          <table:table-cell table:style-name="Table1.A2" table:number-columns-spanned="3" office:value-type="string">
            <text:p text:style-name="P11"><text:text-input text:description="&lt;o.get_value('make')&gt;">mak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L2" table:number-columns-spanned="2" office:value-type="string">
            <text:p text:style-name="P19"><text:span text:style-name="Source_20_Text"><text:span text:style-name="T15"><text:text-input text:description="&lt;o.oa_no&gt;">doc_details</text:text-input></text:span></text:span></text:p>
          </table:table-cell>
          <table:covered-table-cell/>
          <table:table-cell table:style-name="Table1.N2" office:value-type="string">
            <text:p text:style-name="P2">1 of 1</text:p>
          </table:table-cell>
        </table:table-row>
        <table:table-row table:style-name="Table1.3">
          <table:table-cell table:style-name="Table1.A3" table:number-columns-spanned="14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2" table:number-columns-spanned="2" office:value-type="string">
            <text:p text:style-name="P2">Customer Name <text:s/>&amp;</text:p>
            <text:p text:style-name="P2">Address.</text:p>
          </table:table-cell>
          <table:covered-table-cell/>
          <table:table-cell table:style-name="Table1.A2" table:number-columns-spanned="6" office:value-type="string">
            <text:p text:style-name="P9"><text:text-input text:description="&lt;o.get_value('customer')&gt;">customer</text:text-input>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4" table:number-columns-spanned="6" office:value-type="string">
            <text:p text:style-name="P5"><text:text-input text:description="&lt;o.get_value('customer_address')&gt;">addres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14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9" table:number-columns-spanned="2" office:value-type="string">
            <text:p text:style-name="P3">Description /Size</text:p>
          </table:table-cell>
          <table:covered-table-cell/>
          <table:table-cell table:style-name="Table1.C6" table:number-columns-spanned="12" office:value-type="string">
            <text:p text:style-name="P6"><text:text-input text:description="&lt;o.name&gt;">job_card_name</text:text-input>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9" table:number-columns-spanned="2" office:value-type="string">
            <text:p text:style-name="P3">Specification</text:p>
          </table:table-cell>
          <table:covered-table-cell/>
          <table:table-cell table:style-name="Table1.I4" table:number-columns-spanned="12" office:value-type="string">
            <text:p text:style-name="P1"><text:text-input text:description="&lt;o.spec&gt;">specification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9" table:number-columns-spanned="2" office:value-type="string">
            <text:p text:style-name="P3">Calibration Procedure</text:p>
          </table:table-cell>
          <table:covered-table-cell/>
          <table:table-cell table:style-name="Table1.C8" table:number-columns-spanned="12" office:value-type="string">
            <text:p text:style-name="Table_20_Contents"><text:span text:style-name="Source_20_Text"><text:span text:style-name="T6"><text:text-input text:description="&lt;o.get_value('calibration_procedure')&gt;">calibration prodcedure no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9" table:number-columns-spanned="2" office:value-type="string">
            <text:p text:style-name="P3">Remarks</text:p>
          </table:table-cell>
          <table:covered-table-cell/>
          <table:table-cell table:style-name="Table1.I4" table:number-columns-spanned="12" office:value-type="string">
            <text:p text:style-name="P1"><text:text-input text:description="&lt;o.get_value('qa_remarks')&gt;">remark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14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table:number-columns-spanned="5" office:value-type="string">
            <text:p text:style-name="P7">Equipment &amp; Masters used for Calibration</text:p>
          </table:table-cell>
          <table:covered-table-cell/>
          <table:covered-table-cell/>
          <table:covered-table-cell/>
          <table:covered-table-cell/>
          <table:table-cell table:style-name="Table1.F11" table:number-columns-spanned="9" office:value-type="string">
            <text:p text:style-name="P7">Traceabilit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3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F13" table:number-columns-spanned="9" office:value-type="string">
            <text:p text:style-name="P1"><text:text-input text:description="&lt;for each=&quot;line in o.get_value('equipment')&quot;&gt;">for loop start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3" table:number-columns-spanned="5" office:value-type="string">
            <text:p text:style-name="P1"><text:text-input text:description="&lt;line['equipment'] &gt;">equipment</text:text-input></text:p>
          </table:table-cell>
          <table:covered-table-cell/>
          <table:covered-table-cell/>
          <table:covered-table-cell/>
          <table:covered-table-cell/>
          <table:table-cell table:style-name="Table1.F13" table:number-columns-spanned="9" office:value-type="string">
            <text:p text:style-name="P1"><text:text-input text:description="&lt;line['tracibility'] &gt;">tracibilit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F14" table:number-columns-spanned="9" office:value-type="string">
            <text:p text:style-name="P1"><text:text-input text:description="&lt;/for&gt;">for loop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5" table:number-columns-spanned="5" office:value-type="string">
            <text:p text:style-name="P8">CALIBRATION RESULTS</text:p>
          </table:table-cell>
          <table:covered-table-cell/>
          <table:covered-table-cell/>
          <table:covered-table-cell/>
          <table:covered-table-cell/>
          <table:table-cell table:style-name="Table1.A15" table:number-columns-spanned="9" office:value-type="string">
            <text:p text:style-name="P7"><text:s/>(Unit of Measurement -<text:text-input text:description="&lt;o.get_value('uom')&gt;">uom</text:text-input>)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16" table:number-columns-spanned="2" office:value-type="string">
            <text:p text:style-name="P7">Parameter / size</text:p>
          </table:table-cell>
          <table:covered-table-cell/>
          <table:table-cell table:style-name="Table1.A16" table:number-columns-spanned="3" office:value-type="string">
            <text:p text:style-name="P7">Specified</text:p>
          </table:table-cell>
          <table:covered-table-cell/>
          <table:covered-table-cell/>
          <table:table-cell table:style-name="Table1.A16" table:number-columns-spanned="5" office:value-type="string">
            <text:p text:style-name="P7">Actual Reading</text:p>
          </table:table-cell>
          <table:covered-table-cell/>
          <table:covered-table-cell/>
          <table:covered-table-cell/>
          <table:covered-table-cell/>
          <table:table-cell table:style-name="Table1.A16" table:number-columns-spanned="2" office:value-type="string">
            <text:p text:style-name="P7">* Measurement Uncertainty</text:p>
          </table:table-cell>
          <table:covered-table-cell/>
          <table:table-cell table:style-name="Table1.M16" table:number-columns-spanned="2" office:value-type="string">
            <text:p text:style-name="P7">Remarks</text:p>
          </table:table-cell>
          <table:covered-table-cell/>
        </table:table-row>
        <table:table-row table:style-name="Table1.17">
          <table:table-cell table:style-name="Table1.A17" table:number-columns-spanned="2" office:value-type="string">
            <text:p text:style-name="P1"><text:text-input text:description="&lt;if test=&quot;o.get_value('go_comp')&quot;&gt;">if not total</text:text-input> </text:p>
          </table:table-cell>
          <table:covered-table-cell/>
          <table:table-cell table:style-name="Table1.C17" table:number-columns-spanned="3" office:value-type="string">
            <text:p text:style-name="P1"/>
          </table:table-cell>
          <table:covered-table-cell/>
          <table:covered-table-cell/>
          <table:table-cell table:style-name="Table1.C17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C17" table:number-columns-spanned="2" office:value-type="string">
            <text:p text:style-name="P1"/>
          </table:table-cell>
          <table:covered-table-cell/>
          <table:table-cell table:style-name="Table1.M17" table:number-columns-spanned="2" office:value-type="string">
            <text:p text:style-name="P1"/>
          </table:table-cell>
          <table:covered-table-cell/>
        </table:table-row>
        <table:table-row table:style-name="Table1.18">
          <table:table-cell table:style-name="Table1.A18" table:number-columns-spanned="2" office:value-type="string">
            <text:p text:style-name="P7">GO </text:p>
          </table:table-cell>
          <table:covered-table-cell/>
          <table:table-cell table:style-name="Table1.C18" table:number-columns-spanned="6" office:value-type="string">
            <text:p text:style-name="P10">ID.No. <text:text-input text:description="&lt;o.qa_goid&gt;">qa_goid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18" table:number-columns-spanned="6" office:value-type="string">
            <text:p text:style-name="P12"><text:s/><text:text-input text:description="&lt;o.get_value('go_make')&gt;">go_mak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9">
          <table:table-cell table:style-name="Table1.A19" table:number-columns-spanned="2" office:value-type="string">
            <text:p text:style-name="P1"/>
          </table:table-cell>
          <table:covered-table-cell/>
          <table:table-cell table:style-name="Table1.C19" table:number-columns-spanned="3" office:value-type="string">
            <text:p text:style-name="P1"><text:text-input text:description="&lt;for each=&quot;line in get_move_lines(o,'go')&quot;&gt;">for loop start lines</text:text-input></text:p>
          </table:table-cell>
          <table:covered-table-cell/>
          <table:covered-table-cell/>
          <table:table-cell table:style-name="Table1.C19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C19" table:number-columns-spanned="2" office:value-type="string">
            <text:p text:style-name="P1"/>
          </table:table-cell>
          <table:covered-table-cell/>
          <table:table-cell table:style-name="Table1.M19" table:number-columns-spanned="2" office:value-type="string">
            <text:p text:style-name="P1"/>
          </table:table-cell>
          <table:covered-table-cell/>
        </table:table-row>
        <table:table-row table:style-name="Table1.20">
          <table:table-cell table:style-name="Table1.A20" table:number-columns-spanned="2" office:value-type="string">
            <text:p text:style-name="P1"><text:text-input text:description="&lt;line['param'] &gt;">param</text:text-input></text:p>
          </table:table-cell>
          <table:covered-table-cell/>
          <table:table-cell table:style-name="Table1.C20" table:number-columns-spanned="3" office:value-type="string">
            <text:p text:style-name="P1"><text:text-input text:description="&lt;line['value'] &gt;">value</text:text-input></text:p>
          </table:table-cell>
          <table:covered-table-cell/>
          <table:covered-table-cell/>
          <table:table-cell table:style-name="Table1.C20" table:number-columns-spanned="5" office:value-type="string">
            <text:p text:style-name="P1"><text:text-input text:description="&lt;line['observed'] &gt;">observed</text:text-input></text:p>
          </table:table-cell>
          <table:covered-table-cell/>
          <table:covered-table-cell/>
          <table:covered-table-cell/>
          <table:covered-table-cell/>
          <table:table-cell table:style-name="Table1.C20" table:number-columns-spanned="2" office:value-type="string">
            <text:p text:style-name="P1"><text:text-input text:description="&lt;line['uncertainity'] &gt;">observed</text:text-input></text:p>
          </table:table-cell>
          <table:covered-table-cell/>
          <table:table-cell table:style-name="Table1.M20" table:number-columns-spanned="2" office:value-type="string">
            <text:p text:style-name="P1"><text:text-input text:description="&lt;line['remarks'] &gt;">remarks</text:text-input></text:p>
          </table:table-cell>
          <table:covered-table-cell/>
        </table:table-row>
        <table:table-row table:style-name="Table1.21">
          <table:table-cell table:style-name="Table1.A19" table:number-columns-spanned="2" office:value-type="string">
            <text:p text:style-name="P1"/>
          </table:table-cell>
          <table:covered-table-cell/>
          <table:table-cell table:style-name="Table1.C19" table:number-columns-spanned="3" office:value-type="string">
            <text:p text:style-name="P1"/>
          </table:table-cell>
          <table:covered-table-cell/>
          <table:covered-table-cell/>
          <table:table-cell table:style-name="Table1.C19" table:number-columns-spanned="5" office:value-type="string">
            <text:p text:style-name="P1"><text:text-input text:description="&lt;/for&gt;">for loop end</text:text-input></text:p>
          </table:table-cell>
          <table:covered-table-cell/>
          <table:covered-table-cell/>
          <table:covered-table-cell/>
          <table:covered-table-cell/>
          <table:table-cell table:style-name="Table1.C19" table:number-columns-spanned="2" office:value-type="string">
            <text:p text:style-name="P1"/>
          </table:table-cell>
          <table:covered-table-cell/>
          <table:table-cell table:style-name="Table1.M19" table:number-columns-spanned="2" office:value-type="string">
            <text:p text:style-name="P1"/>
          </table:table-cell>
          <table:covered-table-cell/>
        </table:table-row>
        <table:table-row table:style-name="Table1.22">
          <table:table-cell table:style-name="Table1.A20" table:number-columns-spanned="2" office:value-type="string">
            <text:p text:style-name="P1"><text:text-input text:description="&lt;/if&gt;">end if</text:text-input></text:p>
          </table:table-cell>
          <table:covered-table-cell/>
          <table:table-cell table:style-name="Table1.C20" table:number-columns-spanned="3" office:value-type="string">
            <text:p text:style-name="P1"/>
          </table:table-cell>
          <table:covered-table-cell/>
          <table:covered-table-cell/>
          <table:table-cell table:style-name="Table1.C20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C20" table:number-columns-spanned="2" office:value-type="string">
            <text:p text:style-name="P1"/>
          </table:table-cell>
          <table:covered-table-cell/>
          <table:table-cell table:style-name="Table1.M20" table:number-columns-spanned="2" office:value-type="string">
            <text:p text:style-name="P1"/>
          </table:table-cell>
          <table:covered-table-cell/>
        </table:table-row>
        <table:table-row table:style-name="Table1.23">
          <table:table-cell table:style-name="Table1.A23" table:number-columns-spanned="2" office:value-type="string">
            <text:p text:style-name="P1"><text:text-input text:description="&lt;if test=&quot;o.get_value('nogo_comp')&quot;&gt;">if not total</text:text-input> </text:p>
          </table:table-cell>
          <table:covered-table-cell/>
          <table:table-cell table:style-name="Table1.C19" table:number-columns-spanned="3" office:value-type="string">
            <text:p text:style-name="P1"/>
          </table:table-cell>
          <table:covered-table-cell/>
          <table:covered-table-cell/>
          <table:table-cell table:style-name="Table1.C19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C19" table:number-columns-spanned="2" office:value-type="string">
            <text:p text:style-name="P1"/>
          </table:table-cell>
          <table:covered-table-cell/>
          <table:table-cell table:style-name="Table1.M19" table:number-columns-spanned="2" office:value-type="string">
            <text:p text:style-name="P1"/>
          </table:table-cell>
          <table:covered-table-cell/>
        </table:table-row>
        <table:table-row table:style-name="Table1.24">
          <table:table-cell table:style-name="Table1.A18" table:number-columns-spanned="2" office:value-type="string">
            <text:p text:style-name="P7">NOGO</text:p>
          </table:table-cell>
          <table:covered-table-cell/>
          <table:table-cell table:style-name="Table1.C18" table:number-columns-spanned="6" office:value-type="string">
            <text:p text:style-name="P10">ID.No. <text:text-input text:description="&lt;o.qa_nogoid&gt;">qa_nogoid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18" table:number-columns-spanned="6" office:value-type="string">
            <text:p text:style-name="P10"><text:text-input text:description="&lt;o.get_value('nogo_make')&gt;">nogo_mak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5">
          <table:table-cell table:style-name="Table1.A19" table:number-columns-spanned="2" office:value-type="string">
            <text:p text:style-name="P1"/>
          </table:table-cell>
          <table:covered-table-cell/>
          <table:table-cell table:style-name="Table1.C19" table:number-columns-spanned="3" office:value-type="string">
            <text:p text:style-name="P1"><text:text-input text:description="&lt;for each=&quot;line in get_move_lines(o,'nogo')&quot;&gt;">for loop start lines</text:text-input></text:p>
          </table:table-cell>
          <table:covered-table-cell/>
          <table:covered-table-cell/>
          <table:table-cell table:style-name="Table1.C19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C19" table:number-columns-spanned="2" office:value-type="string">
            <text:p text:style-name="P1"/>
          </table:table-cell>
          <table:covered-table-cell/>
          <table:table-cell table:style-name="Table1.M19" table:number-columns-spanned="2" office:value-type="string">
            <text:p text:style-name="P1"/>
          </table:table-cell>
          <table:covered-table-cell/>
        </table:table-row>
        <table:table-row table:style-name="Table1.26">
          <table:table-cell table:style-name="Table1.A19" table:number-columns-spanned="2" office:value-type="string">
            <text:p text:style-name="P1"><text:text-input text:description="&lt;line['param'] &gt;">param</text:text-input></text:p>
          </table:table-cell>
          <table:covered-table-cell/>
          <table:table-cell table:style-name="Table1.C19" table:number-columns-spanned="3" office:value-type="string">
            <text:p text:style-name="P1"><text:text-input text:description="&lt;line['value'] &gt;">value</text:text-input></text:p>
          </table:table-cell>
          <table:covered-table-cell/>
          <table:covered-table-cell/>
          <table:table-cell table:style-name="Table1.C19" table:number-columns-spanned="5" office:value-type="string">
            <text:p text:style-name="P1"><text:text-input text:description="&lt;line['observed'] &gt;">observed</text:text-input></text:p>
          </table:table-cell>
          <table:covered-table-cell/>
          <table:covered-table-cell/>
          <table:covered-table-cell/>
          <table:covered-table-cell/>
          <table:table-cell table:style-name="Table1.C19" table:number-columns-spanned="2" office:value-type="string">
            <text:p text:style-name="P1"><text:text-input text:description="&lt;line['uncertainity'] &gt;">observed</text:text-input></text:p>
          </table:table-cell>
          <table:covered-table-cell/>
          <table:table-cell table:style-name="Table1.M19" table:number-columns-spanned="2" office:value-type="string">
            <text:p text:style-name="P1"><text:text-input text:description="&lt;line['remarks'] &gt;">remarks</text:text-input></text:p>
          </table:table-cell>
          <table:covered-table-cell/>
        </table:table-row>
        <table:table-row table:style-name="Table1.27">
          <table:table-cell table:style-name="Table1.A27" table:number-columns-spanned="2" office:value-type="string">
            <text:p text:style-name="P1"/>
          </table:table-cell>
          <table:covered-table-cell/>
          <table:table-cell table:style-name="Table1.C27" table:number-columns-spanned="3" office:value-type="string">
            <text:p text:style-name="P1"/>
          </table:table-cell>
          <table:covered-table-cell/>
          <table:covered-table-cell/>
          <table:table-cell table:style-name="Table1.C27" table:number-columns-spanned="5" office:value-type="string">
            <text:p text:style-name="P1"><text:text-input text:description="&lt;/for&gt;">for loop end</text:text-input></text:p>
          </table:table-cell>
          <table:covered-table-cell/>
          <table:covered-table-cell/>
          <table:covered-table-cell/>
          <table:covered-table-cell/>
          <table:table-cell table:style-name="Table1.C27" table:number-columns-spanned="2" office:value-type="string">
            <text:p text:style-name="P1"/>
          </table:table-cell>
          <table:covered-table-cell/>
          <table:table-cell table:style-name="Table1.M27" table:number-columns-spanned="2" office:value-type="string">
            <text:p text:style-name="P1"/>
          </table:table-cell>
          <table:covered-table-cell/>
        </table:table-row>
        <table:table-row table:style-name="Table1.28">
          <table:table-cell table:style-name="Table1.A16" table:number-columns-spanned="2" office:value-type="string">
            <text:p text:style-name="P1"><text:text-input text:description="&lt;/if&gt;">end if</text:text-input></text:p>
          </table:table-cell>
          <table:covered-table-cell/>
          <table:table-cell table:style-name="Table1.C28" table:number-columns-spanned="3" office:value-type="string">
            <text:p text:style-name="P1"/>
          </table:table-cell>
          <table:covered-table-cell/>
          <table:covered-table-cell/>
          <table:table-cell table:style-name="Table1.C28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C28" table:number-columns-spanned="2" office:value-type="string">
            <text:p text:style-name="P1"/>
          </table:table-cell>
          <table:covered-table-cell/>
          <table:table-cell table:style-name="Table1.M28" table:number-columns-spanned="2" office:value-type="string">
            <text:p text:style-name="P1"/>
          </table:table-cell>
          <table:covered-table-cell/>
        </table:table-row>
        <table:table-row table:style-name="Table1.29">
          <table:table-cell table:style-name="Table1.A29" table:number-columns-spanned="14" office:value-type="string">
            <text:p text:style-name="P17">* Measurement Uncertainty is at coverage factor k=2, coverage probability of 95% for normal distributio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0">
          <table:table-cell table:style-name="Table1.A2" table:number-rows-spanned="2" office:value-type="string">
            <text:p text:style-name="P2">Date of Calibration</text:p>
          </table:table-cell>
          <table:table-cell table:style-name="Table1.A2" table:number-rows-spanned="2" table:number-columns-spanned="3" office:value-type="string">
            <text:p text:style-name="P2">Next due Date</text:p>
            <text:p text:style-name="P2">(Specified by customer)</text:p>
          </table:table-cell>
          <table:covered-table-cell/>
          <table:covered-table-cell/>
          <table:table-cell table:style-name="Table1.A2" table:number-columns-spanned="5" office:value-type="string">
            <text:p text:style-name="P2">Environmental Conditions.</text:p>
          </table:table-cell>
          <table:covered-table-cell/>
          <table:covered-table-cell/>
          <table:covered-table-cell/>
          <table:covered-table-cell/>
          <table:table-cell table:style-name="Table1.I4" table:number-columns-spanned="5" office:value-type="string">
            <text:p text:style-name="P2">Calibrated By:</text:p>
          </table:table-cell>
          <table:covered-table-cell/>
          <table:covered-table-cell/>
          <table:covered-table-cell/>
          <table:covered-table-cell/>
        </table:table-row>
        <table:table-row table:style-name="Table1.31">
          <table:covered-table-cell/>
          <table:covered-table-cell/>
          <table:covered-table-cell/>
          <table:covered-table-cell/>
          <table:table-cell table:style-name="Table1.E32" table:number-columns-spanned="2" office:value-type="string">
            <text:p text:style-name="P2">Temperature</text:p>
          </table:table-cell>
          <table:covered-table-cell/>
          <table:table-cell table:style-name="Table1.G32" table:number-columns-spanned="3" office:value-type="string">
            <text:p text:style-name="P2">Humidity</text:p>
          </table:table-cell>
          <table:covered-table-cell/>
          <table:covered-table-cell/>
          <table:table-cell table:style-name="Table1.A1" table:number-rows-spanned="2" table:number-columns-spanned="5" office:value-type="string">
            <text:p text:style-name="P2"><text:text-input text:description="&lt;o.get_value('calibrated_by')&gt;">calibrated by</text:text-input></text:p>
            <text:p text:style-name="P2"><text:text-input text:description="&lt;'\n'+o.get_value('signature')&gt;">signatur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32">
          <table:table-cell table:style-name="Table1.A32" office:value-type="string">
            <text:p text:style-name="P2"><text:text-input text:description="&lt;o.get_value('calibration_date')&gt;">inspection_dat</text:text-input></text:p>
          </table:table-cell>
          <table:table-cell table:style-name="Table1.B32" table:number-columns-spanned="3" office:value-type="string">
            <text:p text:style-name="P2"><text:text-input text:description="&lt;o.get_value('calibration_due_date')&gt;">inspection_due_dat</text:text-input></text:p>
          </table:table-cell>
          <table:covered-table-cell/>
          <table:covered-table-cell/>
          <table:table-cell table:style-name="Table1.E32" table:number-columns-spanned="2" office:value-type="string">
            <text:p text:style-name="Table_20_Contents"><text:span text:style-name="Default_20_Paragraph_20_Font"><text:span text:style-name="T1">20° C </text:span></text:span><text:span text:style-name="Default_20_Paragraph_20_Font"><text:span text:style-name="T2">+</text:span></text:span><text:span text:style-name="Default_20_Paragraph_20_Font"><text:span text:style-name="T1"> 1°C</text:span></text:span></text:p>
          </table:table-cell>
          <table:covered-table-cell/>
          <table:table-cell table:style-name="Table1.G32" table:number-columns-spanned="3" office:value-type="string">
            <text:p text:style-name="Table_20_Contents"><text:span text:style-name="Default_20_Paragraph_20_Font"><text:span text:style-name="T1">50 </text:span></text:span><text:span text:style-name="Default_20_Paragraph_20_Font"><text:span text:style-name="T2">+</text:span></text:span><text:span text:style-name="Default_20_Paragraph_20_Font"><text:span text:style-name="T1"> 10 RH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3">
          <table:table-cell table:style-name="Table1.A33" table:number-columns-spanned="14" office:value-type="string">
            <text:p text:style-name="P25"><text:span text:style-name="Source_20_Text"><text:span text:style-name="T17">§</text:span></text:span><text:span text:style-name="Source_20_Text"><text:span text:style-name="T16"> This certificate is digitally approved &amp; does not require Signature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4">
          <table:table-cell table:style-name="Table1.A34" table:number-columns-spanned="14" office:value-type="string">
            <text:p text:style-name="P16">1) This certificate shall not be reproduced, except in full, unless written permission for abstract is obtained from ‘Truthread Gauges &amp; Tools Pvt. Ltd.’</text:p>
            <text:p text:style-name="P16">2) Calibration results reported in this certificate are valid at the time of and under the stated conditions of measurement.</text:p>
            <text:p text:style-name="P16">3) This certificate refers only to the particular item(s) submitted for calibratio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5">
          <table:table-cell table:style-name="Table1.A35" table:number-columns-spanned="14" office:value-type="string">
            <text:p text:style-name="P21">-------------------- END OF CERTIFICATE 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6" table:number-columns-spanned="3" office:value-type="string">
            <text:p text:style-name="Table_20_Contents"><draw:frame draw:style-name="fr1" draw:name="Image2" text:anchor-type="paragraph" svg:x="-1.611in" svg:y="0.8047in" svg:width="0.7362in" svg:height="11in" draw:z-index="0"><draw:image xlink:href="Pictures/10000000000000EB00000DB5113707BD.jpg" xlink:type="simple" xlink:show="embed" xlink:actuate="onLoad"/></draw:frame><text:span text:style-name="Source_20_Text"><text:span text:style-name="T11"><text:text-input text:description="&lt;o.get_value('po_no')&gt;">po_no</text:text-input></text:span></text:span><text:span text:style-name="Source_20_Text"><text:span text:style-name="T11"> <text:s text:c="6"/></text:span></text:span><text:span text:style-name="Default_20_Paragraph_20_Font"><text:span text:style-name="T4">Dtd. </text:span></text:span><text:span text:style-name="Source_20_Text"><text:span text:style-name="T11"><text:text-input text:description="&lt;o.get_value('po_date')&gt;">po_date</text:text-input></text:span></text:span></text:p>
          </table:table-cell>
          <table:covered-table-cell/>
          <table:covered-table-cell/>
          <table:table-cell table:style-name="Table1.D36" table:number-columns-spanned="4" office:value-type="string">
            <text:p text:style-name="P20"><text:span text:style-name="Default_20_Paragraph_20_Font"><text:span text:style-name="T4">OUT No <text:s text:c="2"/></text:span></text:span><text:span text:style-name="Source_20_Text"><text:span text:style-name="T11"><text:text-input text:description="&lt;o.get_value('packing_list')&gt;">packing_list</text:text-input></text:span></text:span></text:p>
          </table:table-cell>
          <table:covered-table-cell/>
          <table:covered-table-cell/>
          <table:covered-table-cell/>
          <table:table-cell table:style-name="Table1.H36" table:number-columns-spanned="7" office:value-type="string">
            <text:p text:style-name="P18">TGTPL/CL/REC/009-003, Format Rev. No.08 Dtd 04/06/2012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"><text:span text:style-name="Source_20_Text"><text:span text:style-name="T12"><text:text-input text:description="&lt;/if&gt;">enif</text:text-input></text:span></text:span></text:p>
      <text:p text:style-name="P20"><text:span text:style-name="Source_20_Text"><text:span text:style-name="T12"><text:text-input text:description="&lt;if test=&quot;o.gage_type=='taper'&quot;&gt;">if testing</text:text-input>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column table:style-name="Table2.O"/>
        <table:table-column table:style-name="Table2.P"/>
        <table:table-column table:style-name="Table2.Q"/>
        <table:table-column table:style-name="Table2.R"/>
        <table:table-row table:style-name="Table2.1">
          <table:table-cell table:style-name="Table2.A1" table:number-columns-spanned="2" office:value-type="string">
            <text:p text:style-name="P14"><draw:frame draw:style-name="fr1" draw:name="Image3" text:anchor-type="paragraph" svg:x="-1.1016in" svg:y="-1.6071in" svg:width="0.7827in" svg:height="11.6902in" draw:z-index="2"><draw:image xlink:href="Pictures/10000000000000EB00000DB5113707BD.jpg" xlink:type="simple" xlink:show="embed" xlink:actuate="onLoad"/></draw:frame>Certificate No.</text:p>
          </table:table-cell>
          <table:covered-table-cell/>
          <table:table-cell table:style-name="Table2.A1" table:number-columns-spanned="3" office:value-type="string">
            <text:p text:style-name="P14">Certificate Date</text:p>
          </table:table-cell>
          <table:covered-table-cell/>
          <table:covered-table-cell/>
          <table:table-cell table:style-name="Table2.A1" table:number-columns-spanned="5" office:value-type="string">
            <text:p text:style-name="P14">Manufacturer</text:p>
          </table:table-cell>
          <table:covered-table-cell/>
          <table:covered-table-cell/>
          <table:covered-table-cell/>
          <table:covered-table-cell/>
          <table:table-cell table:style-name="Table2.A1" table:number-rows-spanned="2" table:number-columns-spanned="6" office:value-type="string">
            <text:p text:style-name="P20"><text:span text:style-name="Source_20_Text"><text:span text:style-name="T13"><text:text-input text:description="&lt;o.get_value('part_no')&gt;">part no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Q1" office:value-type="string">
            <text:p text:style-name="P24"><text:span text:style-name="Default_20_Paragraph_20_Font"><text:span text:style-name="T14">Gauge ID No.</text:span></text:span></text:p>
          </table:table-cell>
          <table:table-cell table:style-name="Table2.R1" office:value-type="string">
            <text:p text:style-name="P4">Page</text:p>
          </table:table-cell>
        </table:table-row>
        <table:table-row table:style-name="Table2.1">
          <table:table-cell table:style-name="Table2.A1" table:number-columns-spanned="2" office:value-type="string">
            <text:p text:style-name="P20"><text:span text:style-name="Source_20_Text"><text:span text:style-name="T13"><text:text-input text:description="&lt;o.certificate_no &gt;">certificate no</text:text-input></text:span></text:span></text:p>
          </table:table-cell>
          <table:covered-table-cell/>
          <table:table-cell table:style-name="Table2.A1" table:number-columns-spanned="3" office:value-type="string">
            <text:p text:style-name="P20"><text:span text:style-name="Source_20_Text"><text:span text:style-name="T13"><text:text-input text:description="&lt;o.get_value('issue_date')&gt;">issue_date</text:text-input></text:span></text:span></text:p>
          </table:table-cell>
          <table:covered-table-cell/>
          <table:covered-table-cell/>
          <table:table-cell table:style-name="Table2.A1" table:number-columns-spanned="5" office:value-type="string">
            <text:p text:style-name="P20"><text:span text:style-name="Source_20_Text"><text:span text:style-name="T13"><text:text-input text:description="&lt;o.get_value('make')&gt;">mak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Q1" office:value-type="string">
            <text:p text:style-name="P20"><text:span text:style-name="Source_20_Text"><text:span text:style-name="T13"><text:text-input text:description="&lt;o.qa_otherid&gt;">qa_otherid</text:text-input></text:span></text:span></text:p>
          </table:table-cell>
          <table:table-cell table:style-name="Table2.R2" office:value-type="string">
            <text:p text:style-name="P4">1 <text:s/>of 1</text:p>
          </table:table-cell>
        </table:table-row>
        <table:table-row table:style-name="Table2.3">
          <table:table-cell table:style-name="Table2.A3" table:number-columns-spanned="1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4" table:number-columns-spanned="3" office:value-type="string">
            <text:p text:style-name="P2">Customer Name <text:s/>&amp;</text:p>
            <text:p text:style-name="P2">Address.</text:p>
          </table:table-cell>
          <table:covered-table-cell/>
          <table:covered-table-cell/>
          <table:table-cell table:style-name="Table2.A1" table:number-columns-spanned="9" office:value-type="string">
            <text:p text:style-name="P9"><text:text-input text:description="&lt;o.get_value('customer')&gt;">customer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M4" table:number-columns-spanned="6" office:value-type="string">
            <text:p text:style-name="P5"><text:text-input text:description="&lt;o.get_value('customer_address')&gt;">addres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table:number-columns-spanned="1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4" table:number-columns-spanned="3" office:value-type="string">
            <text:p text:style-name="P3">Description /Size</text:p>
          </table:table-cell>
          <table:covered-table-cell/>
          <table:covered-table-cell/>
          <table:table-cell table:style-name="Table2.D6" table:number-columns-spanned="15" office:value-type="string">
            <text:p text:style-name="Table_20_Contents"><text:span text:style-name="Source_20_Text"><text:span text:style-name="T9"><text:text-input text:description="&lt;o.name&gt;">job_card_nam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4" table:number-columns-spanned="3" office:value-type="string">
            <text:p text:style-name="P3">Specification</text:p>
          </table:table-cell>
          <table:covered-table-cell/>
          <table:covered-table-cell/>
          <table:table-cell table:style-name="Table2.D6" table:number-columns-spanned="15" office:value-type="string">
            <text:p text:style-name="Table_20_Contents"><text:span text:style-name="Source_20_Text"><text:span text:style-name="T7"><text:text-input text:description="&lt;o.spec&gt;">specification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4" table:number-columns-spanned="3" office:value-type="string">
            <text:p text:style-name="P3">Calibration Procedure.</text:p>
          </table:table-cell>
          <table:covered-table-cell/>
          <table:covered-table-cell/>
          <table:table-cell table:style-name="Table2.D6" table:number-columns-spanned="15" office:value-type="string">
            <text:p text:style-name="Table_20_Contents"><text:span text:style-name="Source_20_Text"><text:span text:style-name="T6"><text:text-input text:description="&lt;o.get_value('calibration_procedure')&gt;">calibration prodcedure no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4" table:number-columns-spanned="3" office:value-type="string">
            <text:p text:style-name="P3">Remarks</text:p>
          </table:table-cell>
          <table:covered-table-cell/>
          <table:covered-table-cell/>
          <table:table-cell table:style-name="Table2.D6" table:number-columns-spanned="15" office:value-type="string">
            <text:p text:style-name="Table_20_Contents"><text:span text:style-name="Source_20_Text"><text:span text:style-name="T6"><text:text-input text:description="&lt;o.get_value('qa_remarks')&gt;">remark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table:number-columns-spanned="1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1" table:number-columns-spanned="6" office:value-type="string">
            <text:p text:style-name="P6">Equipment &amp; Masters used for Calibratio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11" table:number-columns-spanned="12" office:value-type="string">
            <text:p text:style-name="P6">Traceabilit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2.G12" table:number-columns-spanned="12" office:value-type="string">
            <text:p text:style-name="Table_20_Contents"><text:span text:style-name="Source_20_Text"><text:span text:style-name="T10"><text:text-input text:description="&lt;for each=&quot;line in o.get_value('equipment')&quot;&gt;">for loop start line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3" table:number-columns-spanned="6" office:value-type="string">
            <text:p text:style-name="Table_20_Contents"><text:span text:style-name="Source_20_Text"><text:span text:style-name="T7"><text:text-input text:description="&lt;line['equipment'] &gt;">equipment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11" table:number-columns-spanned="12" office:value-type="string">
            <text:p text:style-name="Table_20_Contents"><text:span text:style-name="Source_20_Text"><text:span text:style-name="T7"><text:text-input text:description="&lt;line['tracibility'] &gt;">tracibility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2.G14" table:number-columns-spanned="12" office:value-type="string">
            <text:p text:style-name="Table_20_Contents"><text:span text:style-name="Source_20_Text"><text:span text:style-name="T7"><text:text-input text:description="&lt;/for&gt;">for loop end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5" table:number-columns-spanned="18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6">
          <table:table-cell table:style-name="Table2.A16" table:number-columns-spanned="13" office:value-type="string">
            <text:p text:style-name="Table_20_Contents"><text:span text:style-name="Default_20_Paragraph_20_Font"><text:span text:style-name="T3">CALIBRATION RESULTS AT</text:span></text:span><text:span text:style-name="Default_20_Paragraph_20_Font"><text:span text:style-name="T5"> </text:span></text:span><text:span text:style-name="Source_20_Text"><text:span text:style-name="T13"><text:text-input text:description="&lt;o.get_value('plane_name').upper() if o.get_value('plane_name') else ''&gt;">plane_name</text:text-input></text:span></text:span><text:span text:style-name="Default_20_Paragraph_20_Font"><text:span text:style-name="T5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6" table:number-columns-spanned="5" office:value-type="string">
            <text:p text:style-name="Table_20_Contents"><text:span text:style-name="Default_20_Paragraph_20_Font"><text:span text:style-name="T3">(Unit of Measurement – </text:span></text:span><text:span text:style-name="Source_20_Text"><text:span text:style-name="T3"><text:text-input text:description="&lt;o.get_value('uom')&gt;">uom</text:text-input></text:span></text:span><text:span text:style-name="Default_20_Paragraph_20_Font"><text:span text:style-name="T3">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7" table:number-columns-spanned="4" office:value-type="string">
            <text:p text:style-name="P20"><text:span text:style-name="Default_20_Paragraph_20_Font"><text:span text:style-name="T8">Parameter /size</text:span></text:span></text:p>
          </table:table-cell>
          <table:covered-table-cell/>
          <table:covered-table-cell/>
          <table:covered-table-cell/>
          <table:table-cell table:style-name="Table2.A17" table:number-columns-spanned="5" office:value-type="string">
            <text:p text:style-name="P7">Specified</text:p>
          </table:table-cell>
          <table:covered-table-cell/>
          <table:covered-table-cell/>
          <table:covered-table-cell/>
          <table:covered-table-cell/>
          <table:table-cell table:style-name="Table2.A17" table:number-columns-spanned="6" office:value-type="string">
            <text:p text:style-name="P7">Actual Reading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P17" table:number-columns-spanned="3" office:value-type="string">
            <text:p text:style-name="P7">Remarks</text:p>
          </table:table-cell>
          <table:covered-table-cell/>
          <table:covered-table-cell/>
        </table:table-row>
        <table:table-row table:style-name="Table2.1">
          <table:table-cell table:style-name="Table2.A17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2.A17" table:number-columns-spanned="5" office:value-type="string">
            <text:p text:style-name="Table_20_Contents"><text:span text:style-name="Source_20_Text"><text:span text:style-name="T10"><text:text-input text:description="&lt;for each=&quot;line in get_move_lines(o)&quot;&gt;">for loop start lines</text:text-input></text:span></text:span></text:p>
          </table:table-cell>
          <table:covered-table-cell/>
          <table:covered-table-cell/>
          <table:covered-table-cell/>
          <table:covered-table-cell/>
          <table:table-cell table:style-name="Table2.A17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2.P17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2.1">
          <table:table-cell table:style-name="Table2.A17" table:number-columns-spanned="4" office:value-type="string">
            <text:p text:style-name="Table_20_Contents"><text:span text:style-name="Source_20_Text"><text:span text:style-name="T7"><text:text-input text:description="&lt;line['acredit'] &gt;">acredit</text:text-input></text:span></text:span><text:span text:style-name="Source_20_Text"><text:span text:style-name="T7"><text:text-input text:description="&lt;line['param'] &gt;">param</text:text-input></text:span></text:span></text:p>
          </table:table-cell>
          <table:covered-table-cell/>
          <table:covered-table-cell/>
          <table:covered-table-cell/>
          <table:table-cell table:style-name="Table2.A17" table:number-columns-spanned="5" office:value-type="string">
            <text:p text:style-name="Table_20_Contents"><text:span text:style-name="Source_20_Text"><text:span text:style-name="T7"><text:text-input text:description="&lt;line['value1'] &gt;">value1</text:text-input></text:span></text:span></text:p>
          </table:table-cell>
          <table:covered-table-cell/>
          <table:covered-table-cell/>
          <table:covered-table-cell/>
          <table:covered-table-cell/>
          <table:table-cell table:style-name="Table2.A17" table:number-columns-spanned="6" office:value-type="string">
            <text:p text:style-name="Table_20_Contents"><text:span text:style-name="Source_20_Text"><text:span text:style-name="T7"><text:text-input text:description="&lt;line['observed1'] &gt;">observed1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P17" table:number-columns-spanned="3" office:value-type="string">
            <text:p text:style-name="Table_20_Contents"><text:span text:style-name="Source_20_Text"><text:span text:style-name="T7"><text:text-input text:description="&lt;line['remarks'] &gt;">remarks</text:text-input></text:span></text:span></text:p>
          </table:table-cell>
          <table:covered-table-cell/>
          <table:covered-table-cell/>
        </table:table-row>
        <table:table-row table:style-name="Table2.1">
          <table:table-cell table:style-name="Table2.A17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2.A17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2.A17" table:number-columns-spanned="6" office:value-type="string">
            <text:p text:style-name="Table_20_Contents"><text:span text:style-name="Source_20_Text"><text:span text:style-name="T7"><text:text-input text:description="&lt;/for&gt;">for loop end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P17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2.21">
          <table:table-cell table:style-name="Table2.A21" table:number-columns-spanned="18" office:value-type="string">
            <text:p text:style-name="P1"><text:span text:style-name="Default_20_Paragraph_20_Font"><text:span text:style-name="T20">$ Parameter is not covered under NABL Scope of <text:s/>Accreditation.</text:span></text:span><text:span text:style-name="Default_20_Paragraph_20_Font"><text:span text:style-name="T19"> <text:s/></text:span></text:span></text:p>
            <text:p text:style-name="P1"><text:span text:style-name="Default_20_Paragraph_20_Font"><text:span text:style-name="T20">* </text:span></text:span><text:span text:style-name="Default_20_Paragraph_20_Font"><text:span text:style-name="T21">Measurement Uncertainty is at coverage factor <text:s/>k=2, coverage probability of 95% for normal distribution.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2">
          <table:table-cell table:style-name="Table2.A1" table:number-rows-spanned="2" office:value-type="string">
            <text:p text:style-name="P2">Date of Calibration</text:p>
          </table:table-cell>
          <table:table-cell table:style-name="Table2.A1" table:number-rows-spanned="2" table:number-columns-spanned="4" office:value-type="string">
            <text:p text:style-name="P2">Next due Date</text:p>
            <text:p text:style-name="P2">(Specified by customer)</text:p>
          </table:table-cell>
          <table:covered-table-cell/>
          <table:covered-table-cell/>
          <table:covered-table-cell/>
          <table:table-cell table:style-name="Table2.A1" table:number-columns-spanned="6" office:value-type="string">
            <text:p text:style-name="P2">Environmental Conditions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L24" table:number-rows-spanned="3" table:number-columns-spanned="7" office:value-type="string">
            <text:p text:style-name="P2">Calibrated By:</text:p>
            <text:p text:style-name="P2"/>
            <text:p text:style-name="P20"><text:span text:style-name="Source_20_Text"><text:span text:style-name="T6"/></text:span></text:p>
            <text:p text:style-name="P20"><text:span text:style-name="Source_20_Text"><text:span text:style-name="T6"><text:text-input text:description="&lt;o.get_value('calibrated_by')&gt;">calibrated by</text:text-input></text:span></text:span></text:p>
            <text:p text:style-name="P2">Technical Lab Assist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2">
          <table:covered-table-cell/>
          <table:covered-table-cell/>
          <table:covered-table-cell/>
          <table:covered-table-cell/>
          <table:covered-table-cell/>
          <table:table-cell table:style-name="Table2.A1" table:number-columns-spanned="3" office:value-type="string">
            <text:p text:style-name="P2">Temperature</text:p>
          </table:table-cell>
          <table:covered-table-cell/>
          <table:covered-table-cell/>
          <table:table-cell table:style-name="Table2.I23" table:number-columns-spanned="3" office:value-type="string">
            <text:p text:style-name="P2">Humidit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0"><text:span text:style-name="Source_20_Text"><text:span text:style-name="T6"><text:text-input text:description="&lt;o.get_value('calibration_date')&gt;">calibration date</text:text-input></text:span></text:span></text:p>
          </table:table-cell>
          <table:table-cell table:style-name="Table2.A1" table:number-columns-spanned="4" office:value-type="string">
            <text:p text:style-name="P2"><text:text-input text:description="&lt;o.get_value('calibration_due_date')&gt;">inspection_due_dat</text:text-input></text:p>
          </table:table-cell>
          <table:covered-table-cell/>
          <table:covered-table-cell/>
          <table:covered-table-cell/>
          <table:table-cell table:style-name="Table2.A1" table:number-columns-spanned="3" office:value-type="string">
            <text:p text:style-name="P20"><text:span text:style-name="Default_20_Paragraph_20_Font"><text:span text:style-name="T1">20° C </text:span></text:span><text:span text:style-name="Default_20_Paragraph_20_Font"><text:span text:style-name="T2">+</text:span></text:span><text:span text:style-name="Default_20_Paragraph_20_Font"><text:span text:style-name="T1"> 1°C</text:span></text:span></text:p>
          </table:table-cell>
          <table:covered-table-cell/>
          <table:covered-table-cell/>
          <table:table-cell table:style-name="Table2.A1" table:number-columns-spanned="3" office:value-type="string">
            <text:p text:style-name="P20"><text:span text:style-name="Default_20_Paragraph_20_Font"><text:span text:style-name="T1">50 </text:span></text:span><text:span text:style-name="Default_20_Paragraph_20_Font"><text:span text:style-name="T2">+</text:span></text:span><text:span text:style-name="Default_20_Paragraph_20_Font"><text:span text:style-name="T1"> 10 RH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5">
          <table:table-cell table:style-name="Table2.A25" table:number-columns-spanned="18" office:value-type="string">
            <text:p text:style-name="P26"><text:span text:style-name="Source_20_Text"><text:span text:style-name="T18">§</text:span></text:span><text:span text:style-name="Source_20_Text"><text:span text:style-name="T16"> This certificate is digitally approved &amp; does not require Signature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6">
          <table:table-cell table:style-name="Table2.A27" table:number-columns-spanned="18" office:value-type="string">
            <text:p text:style-name="P15">1) This certificate shall not be reproduced, except in full, unless written permission for abstract is obtained from Truthread Gauges &amp; Tools Pvt. Ltd.</text:p>
            <text:p text:style-name="P15">2) Calibration results reported in this certificate are valid at the time of and under the stated conditions of measurement.</text:p>
            <text:p text:style-name="P15">3) This certificate refers only to the particular item(s) submitted for calibratio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7">
          <table:table-cell table:style-name="Table2.A27" table:number-columns-spanned="18" office:value-type="string">
            <text:p text:style-name="P2">-------------------- END OF CERTIFICATE 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8">
          <table:table-cell table:style-name="Table2.A28" table:number-columns-spanned="7" office:value-type="string">
            <text:p text:style-name="Table_20_Contents"><text:span text:style-name="Default_20_Paragraph_20_Font"><text:span text:style-name="T4">PO. No. </text:span></text:span><text:span text:style-name="Source_20_Text"><text:span text:style-name="T11"><text:text-input text:description="&lt;o.get_value('po_no')&gt;">po_no</text:text-input></text:span></text:span><text:span text:style-name="Source_20_Text"><text:span text:style-name="T11"> <text:s text:c="4"/></text:span></text:span><text:span text:style-name="Default_20_Paragraph_20_Font"><text:span text:style-name="T4">Dtd. </text:span></text:span><text:span text:style-name="Source_20_Text"><text:span text:style-name="T11"><text:text-input text:description="&lt;o.get_value('po_date')&gt;">po_dat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28" table:number-columns-spanned="7" office:value-type="string">
            <text:p text:style-name="P20"><text:span text:style-name="Default_20_Paragraph_20_Font"><text:span text:style-name="T4">Packing List No </text:span></text:span><text:span text:style-name="Source_20_Text"><text:span text:style-name="T11"><text:text-input text:description="&lt;o.get_value('packing_list')&gt;">packing_list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O28" table:number-columns-spanned="4" office:value-type="string">
            <text:p text:style-name="P18">TGTPL/CL/REC/009-003,Format Rev. No.08</text:p>
          </table:table-cell>
          <table:covered-table-cell/>
          <table:covered-table-cell/>
          <table:covered-table-cell/>
        </table:table-row>
      </table:table>
      <text:p text:style-name="P23"><text:span text:style-name="Source_20_Text"><text:span text:style-name="T12"><text:text-input text:description="&lt;/if&gt;">if end</text:text-input></text:span></text:span></text:p>
      <text:p text:style-name="P20"><text:span text:style-name="Source_20_Text"><text:span text:style-name="T12"><text:text-input text:description="&lt;/for&gt;">for end</text:text-input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Lohit Hindi1" svg:font-family="'Lohit Hindi'"/>
    <style:font-face style:name="Ubuntu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hyphenation-ladder-count="no-limit" fo:keep-with-next="always"/>
      <style:text-properties fo:font-size="14pt" fo:font-weight="bold" style:font-size-asian="14pt" style:font-weight-asian="bold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hyphenation-ladder-count="no-limit"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 fo:hyphenate="false" fo:hyphenation-remain-char-count="2" fo:hyphenation-push-char-count="2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text-align="center" style:justify-single-word="false" fo:hyphenation-ladder-count="no-limit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 fo:hyphenate="false" fo:hyphenation-remain-char-count="2" fo:hyphenation-push-char-count="2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text-align="center" style:justify-single-word="false" fo:hyphenation-ladder-count="no-limit"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10pt" style:font-weight-complex="bold"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fo:hyphenation-remain-char-count="2" fo:hyphenation-push-char-count="2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size-complex="10.5pt"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Footer_20_Char" style:display-name="Footer Char" style:family="text" style:parent-style-name="Default_20_Paragraph_20_Font">
      <style:text-properties fo:font-size="12pt" style:font-name-asian="Arial Unicode MS" style:font-family-asian="'Arial Unicode MS'" style:font-family-generic-asian="swiss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0in" fo:margin-left="0.9098in" fo:margin-right="0.8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6in" fo:margin-left="0in" fo:margin-right="0in" fo:margin-bottom="0.2in" style:dynamic-spacing="true"/>
      </style:header-style>
      <style:footer-style>
        <style:header-footer-properties svg:height="0.8in" fo:margin-left="0in" fo:margin-right="0in" fo:margin-top="0.4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0in" fo:margin-left="0.9055in" fo:margin-right="0.7992in" fo:background-color="transparent" style:writing-mode="lr-tb" style:footnote-max-height="0in">
        <style:background-image/>
        <style:footnote-sep style:width="0.0071in" style:line-style="none" style:adjustment="left" style:rel-width="33%" style:color="#000000"/>
      </style:page-layout-properties>
      <style:header-style>
        <style:header-footer-properties fo:min-height="0.4in" fo:margin-left="0in" fo:margin-right="0in" fo:margin-bottom="0in" style:dynamic-spacing="true"/>
      </style:header-style>
      <style:footer-style/>
    </style:page-layout>
    <style:page-layout style:name="Mpm3">
      <style:page-layout-properties fo:page-width="8.5in" fo:page-height="11in" style:num-format="1" style:print-orientation="portrait" fo:margin-top="1.7008in" fo:margin-bottom="0.5984in" fo:margin-left="0.9016in" fo:margin-right="0.7992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5" text:anchor-type="paragraph" svg:x="-1.611in" svg:y="0.8047in" svg:width="0.7362in" svg:height="11in" draw:z-index="1"><draw:image xlink:href="Pictures/10000000000000EB00000DB5113707BD.jpg" xlink:type="simple" xlink:show="embed" xlink:actuate="onLoad"/></draw:frame><draw:frame draw:style-name="Mfr1" draw:name="Image4" text:anchor-type="paragraph" svg:x="0.2272in" svg:y="-0.8717in" svg:width="6.7902in" svg:height="1.4272in" draw:z-index="6"><draw:image xlink:href="Pictures/10000000000008C1000001D7D2E403BA.jpg" xlink:type="simple" xlink:show="embed" xlink:actuate="onLoad"/></draw:frame></text:p>
      </style:header>
      <style:footer>
        <text:p text:style-name="Footer"/>
      </style:footer>
    </style:master-page>
    <style:master-page style:name="MP0" style:page-layout-name="Mpm2">
      <style:header>
        <text:p text:style-name="Header"><draw:frame draw:style-name="Mfr1" draw:name="Image1" text:anchor-type="paragraph" svg:x="0.2752in" svg:y="-0.9091in" svg:width="6.7953in" svg:height="1.428in" draw:z-index="5"><draw:image xlink:href="Pictures/10000000000008C1000001D7D2E403BA.jpg" xlink:type="simple" xlink:show="embed" xlink:actuate="onLoad"/></draw:frame></text:p>
        <text:p text:style-name="Header"/>
        <text:p text:style-name="Header"/>
      </style:header>
    </style:master-page>
    <style:master-page style:name="MP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4-10-02T11:45:42.780138581</meta:creation-date>
    <dc:date>2015-05-31T13:03:58.217070160</dc:date>
    <meta:editing-duration>PT1H34M26S</meta:editing-duration>
    <meta:editing-cycles>70</meta:editing-cycles>
    <meta:generator>LibreOffice/4.3.2.2$Linux_X86_64 LibreOffice_project/430m0$Build-2</meta:generator>
    <dc:creator>sandeep </dc:creator>
    <meta:document-statistic meta:table-count="2" meta:image-count="5" meta:object-count="0" meta:page-count="4" meta:paragraph-count="152" meta:word-count="634" meta:character-count="3319" meta:non-whitespace-character-count="2969"/>
  </office:meta>
</office:document-meta>
</file>